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1a7d0" officeooo:paragraph-rsid="0001a7d0"/>
    </style:style>
    <style:style style:name="P4" style:family="paragraph" style:parent-style-name="Standard">
      <style:paragraph-properties fo:text-align="start" style:justify-single-word="false"/>
      <style:text-properties officeooo:rsid="0001a7d0" officeooo:paragraph-rsid="00022ef4"/>
    </style:style>
    <style:style style:name="T1" style:family="text">
      <style:text-properties officeooo:rsid="00022e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й-лошата софтуерна компания на света</text:p>
      <text:p text:style-name="P1"/>
      <text:p text:style-name="P2">Работна среда </text:p>
      <text:p text:style-name="P3">1. Офисът не се почиства изобщо и хлебарките са назначени на пълен работен ден и получават по-голямо заплащане от програмистите.</text:p>
      <text:p text:style-name="P3">2.Шумно е и шефът слуща Амет и Азис по цял ден </text:p>
      <text:p text:style-name="P3">3.Колегите ти миришат </text:p>
      <text:p text:style-name="P3"/>
      <text:p text:style-name="P3">Комуникация и организация</text:p>
      <text:p text:style-name="P4">1.Колегите ти са некомуникативни и предпочитат <text:span text:style-name="T1">да си общувате само с жестове </text:span></text:p>
      <text:p text:style-name="P4"><text:span text:style-name="T1">2.Дейли мийтинг през месец и половина</text:span></text:p>
      <text:p text:style-name="P4"><text:span text:style-name="T1">3.Енинственият говорим език , който се използва в офиса е Мандарин</text:span></text:p>
      <text:p text:style-name="P4"/>
      <text:p text:style-name="P4">Заплащане и трудова политика</text:p>
      <text:p text:style-name="P4"/>
      <text:p text:style-name="P4"><text:span text:style-name="T1">1.Минимална работна заплата / 10 </text:span></text:p>
      <text:p text:style-name="P4"><text:span text:style-name="T1">2.Липса на здравно осигуряване и лекуване на служителите основно с ракия и сланина </text:span></text:p>
      <text:p text:style-name="P4"><text:span text:style-name="T1">3.Без подписване на договор</text:span>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2:36:52.848944501</meta:creation-date>
    <dc:date>2020-10-21T22:54:41.267631840</dc:date>
    <meta:editing-duration>PT7M8S</meta:editing-duration>
    <meta:editing-cycles>1</meta:editing-cycles>
    <meta:document-statistic meta:table-count="0" meta:image-count="0" meta:object-count="0" meta:page-count="1" meta:paragraph-count="14" meta:word-count="99" meta:character-count="627" meta:non-whitespace-character-count="533"/>
    <meta:generator>LibreOffice/6.0.7.3$Linux_X86_64 LibreOffice_project/00m0$Build-3</meta:generator>
  </office:meta>
</office:document-meta>
</file>